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96ef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116df3"/>
    </style:style>
    <style:style style:name="P7" style:family="paragraph" style:parent-style-name="Standard">
      <style:text-properties officeooo:paragraph-rsid="0028f253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9" style:family="paragraph" style:parent-style-name="Standard" style:list-style-name="L1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9">
      <style:text-properties style:text-line-through-style="none" style:text-line-through-type="none" style:font-name="DejaVu Sans Condensed" fo:font-size="12pt" officeooo:rsid="002e7e44" officeooo:paragraph-rsid="002e7e44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officeooo:paragraph-rsid="00250091"/>
    </style:style>
    <style:style style:name="P20" style:family="paragraph" style:parent-style-name="Standard" style:list-style-name="L8">
      <style:text-properties style:text-line-through-style="none" style:text-line-through-type="none" officeooo:paragraph-rsid="00250091"/>
    </style:style>
    <style:style style:name="P21" style:family="paragraph" style:parent-style-name="Standard" style:list-style-name="L9">
      <style:text-properties style:text-line-through-style="none" style:text-line-through-type="none" officeooo:paragraph-rsid="00116df3"/>
    </style:style>
    <style:style style:name="P22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3" style:family="paragraph" style:parent-style-name="Standard" style:list-style-name="L9">
      <style:text-properties officeooo:paragraph-rsid="002e7e44"/>
    </style:style>
    <style:style style:name="P24" style:family="paragraph" style:parent-style-name="Standard" style:list-style-name="L10">
      <style:text-properties officeooo:paragraph-rsid="002b1e61"/>
    </style:style>
    <style:style style:name="P25" style:family="paragraph" style:parent-style-name="Standard" style:list-style-name="L10">
      <style:text-properties officeooo:rsid="0030647a" officeooo:paragraph-rsid="0030647a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50091" style:font-size-asian="12pt" style:font-size-complex="12pt"/>
    </style:style>
    <style:style style:name="T10" style:family="text">
      <style:text-properties style:font-name="DejaVu Sans Condensed" fo:font-size="12pt" officeooo:rsid="00221931" style:font-size-asian="12pt" style:font-size-complex="12pt"/>
    </style:style>
    <style:style style:name="T11" style:family="text">
      <style:text-properties style:font-name="DejaVu Sans Condensed" fo:font-size="12pt" officeooo:rsid="002b1e61" style:font-size-asian="12pt" style:font-size-complex="12pt"/>
    </style:style>
    <style:style style:name="T12" style:family="text">
      <style:text-properties style:font-name="DejaVu Sans Condensed" fo:font-size="12pt" officeooo:rsid="0030647a" style:font-size-asian="12pt" style:font-size-complex="12pt"/>
    </style:style>
    <style:style style:name="T13" style:family="text">
      <style:text-properties style:font-name="DejaVu Sans Condensed" fo:font-size="12pt" officeooo:rsid="00329f9b" style:font-size-asian="12pt" style:font-size-complex="12pt"/>
    </style:style>
    <style:style style:name="T14" style:family="text">
      <style:text-properties style:font-name="DejaVu Sans Condensed" fo:font-size="12pt" officeooo:rsid="003326dc" style:font-size-asian="12pt" style:font-size-complex="12pt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7" style:family="text">
      <style:text-properties officeooo:rsid="001e796a"/>
    </style:style>
    <style:style style:name="T18" style:family="text">
      <style:text-properties officeooo:rsid="001f81ba"/>
    </style:style>
    <style:style style:name="T19" style:family="text">
      <style:text-properties officeooo:rsid="002475c8"/>
    </style:style>
    <style:style style:name="T20" style:family="text">
      <style:text-properties officeooo:rsid="0028f253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b1e61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2b1e61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2e7e44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0647a" style:font-size-asian="12pt" style:font-size-complex="12pt"/>
    </style:style>
    <style:style style:name="T28" style:family="text">
      <style:text-properties officeooo:rsid="0030647a"/>
    </style:style>
    <style:style style:name="T29" style:family="text">
      <style:text-properties officeooo:rsid="0031b258"/>
    </style:style>
    <style:style style:name="T30" style:family="text">
      <style:text-properties officeooo:rsid="0031cb0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"><text:span text:style-name="T29">1</text:span><text:span text:style-name="T30">0</text:span><text:span text:style-name="T18">3</text:span><text:span text:style-name="T17"> - </text:span><text:span text:style-name="T29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3"/>
      <text:p text:style-name="P2">Mode selector</text:p>
      <text:list xml:id="list316688393" text:style-name="L1">
        <text:list-item>
          <text:p text:style-name="P8">Turn: --</text:p>
        </text:list-item>
      </text:list>
      <text:p text:style-name="P1">Flaps lever</text:p>
      <text:list xml:id="list1187380132"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xml:id="list460292487" text:style-name="L3">
        <text:list-item>
          <text:p text:style-name="P11">F: --</text:p>
        </text:list-item>
      </text:list>
      <text:p text:style-name="P1">T2 switch</text:p>
      <text:list xml:id="list4028808939" text:style-name="L4">
        <text:list-item>
          <text:p text:style-name="P12">F: <text:span text:style-name="T28">Drop center fuel tank</text:span></text:p>
        </text:list-item>
      </text:list>
      <text:p text:style-name="P1">T3 switch</text:p>
      <text:list xml:id="list3786874065" text:style-name="L5">
        <text:list-item>
          <text:p text:style-name="P14">F: --</text:p>
        </text:list-item>
      </text:list>
      <text:p text:style-name="P1">T4 switch</text:p>
      <text:list xml:id="list1492850467" text:style-name="L6">
        <text:list-item>
          <text:p text:style-name="P15">F: --</text:p>
        </text:list-item>
      </text:list>
      <text:p text:style-name="P7"><text:span text:style-name="T21">Lighted Buttons -- </text:span><text:span text:style-name="T22">Weapon arming</text:span></text:p>
      <text:list xml:id="list1987868993" text:style-name="L7">
        <text:list-item>
          <text:p text:style-name="P19"><text:span text:style-name="T6">B1</text:span><text:span text:style-name="T7">: </text:span><text:span text:style-name="T12">Master Mode Air</text:span><text:span text:style-name="T7"><text:tab/></text:span><text:span text:style-name="T13"><text:tab/></text:span><text:span text:style-name="T6">B2: </text:span><text:span text:style-name="T11">--<text:tab/><text:tab/><text:tab/></text:span><text:span text:style-name="T8"><text:tab/></text:span><text:span text:style-name="T6"><text:tab/>B3: </text:span><text:span text:style-name="T9">--</text:span></text:p>
        </text:list-item>
      </text:list>
      <text:list xml:id="list2346803340" text:style-name="L8">
        <text:list-item>
          <text:p text:style-name="P20"><text:span text:style-name="T6">B4: </text:span><text:span text:style-name="T12">Master Mode Ground</text:span><text:span text:style-name="T11"><text:tab/></text:span><text:span text:style-name="T13"><text:tab/></text:span><text:span text:style-name="T6">B5: </text:span><text:span text:style-name="T14">Weapon Mode - Neutral</text:span><text:span text:style-name="T6"><text:tab/>B6: </text:span><text:span text:style-name="T9">--</text:span></text:p>
        </text:list-item>
      </text:list>
      <text:p text:style-name="P6"><text:span text:style-name="T15">T5 switch -- </text:span><text:span text:style-name="T16">Landing </text:span><text:span text:style-name="T15">Gear</text:span></text:p>
      <text:list xml:id="list3339729752" text:style-name="L9">
        <text:list-item>
          <text:p text:style-name="P21"><text:span text:style-name="T7">U/D: </text:span><text:span text:style-name="T10">Landing </text:span><text:span text:style-name="T7">Gear up/down</text:span></text:p>
        </text:list-item>
        <text:list-item>
          <text:p text:style-name="P23"><text:span text:style-name="T24">S-</text:span><text:span text:style-name="T26">U: </text:span><text:span text:style-name="T27">Gear handle neutral</text:span></text:p>
        </text:list-item>
        <text:list-item>
          <text:p text:style-name="P18">S-D: Drag Chute deploy</text:p>
        </text:list-item>
      </text:list>
      <text:p text:style-name="P1">T6 switch -- Flaps</text:p>
      <text:list xml:id="list3438407653" text:style-name="L10">
        <text:list-item>
          <text:p text:style-name="P24"><text:span text:style-name="T24">U/D: </text:span><text:span text:style-name="T25">Flaps </text:span><text:span text:style-name="T27">up/down one position</text:span></text:p>
        </text:list-item>
        <text:list-item>
          <text:p text:style-name="P24"><text:span text:style-name="T25">S-</text:span><text:span text:style-name="T27">U</text:span><text:span text:style-name="T25">: </text:span><text:span text:style-name="T27">Open drag chute disconnect cover</text:span></text:p>
        </text:list-item>
        <text:list-item>
          <text:p text:style-name="P25"><text:span text:style-name="T27">S-</text:span><text:span text:style-name="T23">D: Drag chute disconnect</text:span></text:p>
        </text:list-item>
      </text:list>
      <text:p text:style-name="P1">T7 switch -- Canopy</text:p>
      <text:list xml:id="list1960088709" text:style-name="L11">
        <text:list-item>
          <text:p text:style-name="P13">U: Canopy <text:span text:style-name="T19">open/close</text:span></text:p>
        </text:list-item>
        <text:list-item>
          <text:p text:style-name="P9">D: Canopy lock/unlock</text:p>
        </text:list-item>
        <text:list-item>
          <text:p text:style-name="P9">S-U: Canopy pressurize on/off</text:p>
        </text:list-item>
      </text:list>
      <text:p text:style-name="P1">E1 dial -- <text:span text:style-name="T1">Kneeboard</text:span></text:p>
      <text:list xml:id="list650428756" text:style-name="L12">
        <text:list-item>
          <text:p text:style-name="P16">P: Kneeboard toggle</text:p>
        </text:list-item>
        <text:list-item>
          <text:p text:style-name="P22"><text:span text:style-name="T5">L/R</text:span><text:span text:style-name="T6">: Flip pages</text:span></text:p>
        </text:list-item>
      </text:list>
      <text:p text:style-name="P1">E2 dial -- <text:span text:style-name="T20">no </text:span><text:span text:style-name="T1">NVGs</text:span></text:p>
      <text:list xml:id="list4284763281" text:style-name="L13">
        <text:list-item>
          <text:p text:style-name="P17">P: --</text:p>
        </text:list-item>
        <text:list-item>
          <text:p text:style-name="P17"><text:span text:style-name="T4">L/R</text:span>: --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0T17:14:00.022000000</dc:date>
    <meta:editing-duration>PT3H19M34S</meta:editing-duration>
    <meta:editing-cycles>3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6" meta:word-count="156" meta:character-count="760" meta:non-whitespace-character-count="653"/>
  </office:meta>
</office:document-meta>
</file>